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86d7"/>
    </style:style>
    <style:style style:name="T1" style:family="text">
      <style:text-properties officeooo:rsid="00058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nillo Gontij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" meta:word-count="2" meta:character-count="15"/>
    <dc:date>2010-10-14T09:43:15</dc:date>
    <dc:creator>Danillo </dc:creator>
    <meta:generator>OpenOffice.org/3.2$Linux OpenOffice.org_project/320m19$Build-9505</meta:generator>
  </office:meta>
</office:document-meta>
</file>